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5654F614AE132980.png" manifest:media-type="image/png"/>
  <manifest:file-entry manifest:full-path="Pictures/1000000000000556000003006ABC55A9ECEB88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-1cm" svg:width="17cm" svg:height="9.557cm" draw:z-index="0"><draw:image xlink:href="Pictures/1000000000000556000003006ABC55A9ECEB885A.png" xlink:type="simple" xlink:show="embed" xlink:actuate="onLoad"/></draw:frame></text:p>
      <text:p text:style-name="Standard"/>
      <text:p text:style-name="Standard"/>
      <text:p text:style-name="Standard"><draw:frame draw:style-name="fr2" draw:name="Image2" text:anchor-type="paragraph" svg:width="17cm" svg:height="9.557cm" draw:z-index="1"><draw:image xlink:href="Pictures/1000000000000556000003005654F614AE13298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7:56:26.339249474</meta:creation-date>
    <dc:date>2017-03-04T17:57:19.100325163</dc:date>
    <meta:editing-duration>PT5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